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RVICEGOWHERE PTE. LTD. </text:p>
      <text:p text:style-name="P2">(Registration No.: 201421778H)</text:p>
      <text:p text:style-name="P2">531, UPPER CROSS STREET</text:p>
      <text:p text:style-name="P2">#04- 52 HONG LIM COMPLEX</text:p>
      <text:p text:style-name="P2">SINGAPORE (050531)</text:p>
      <text:p text:style-name="P1">Date: </text:p>
      <text:p text:style-name="P1"></text:p>
      <text:p text:style-name="P1"></text:p>
      <text:p text:style-name="P1">To:<text:tab/>BS Accounting Services Pte Ltd</text:p>
      <text:p text:style-name="P1"><text:tab/>(UEN : 201212606N)</text:p>
      <text:p text:style-name="P1"><text:tab/>Blk 531 Upper Cross Street</text:p>
      <text:p text:style-name="P1"><text:tab/>#04-52 Hong Lim Complex</text:p>
      <text:p text:style-name="P1"><text:tab/>Singapore 050531</text:p>
      <text:p text:style-name="P1"><text:tab/>Attn: Ms Sally Khor</text:p>
      <text:p text:style-name="P1"></text:p>
      <text:p text:style-name="P1">Dear Sirs / Madam, </text:p>
      <text:p text:style-name="P1"></text:p>
      <text:p text:style-name="P3">SERVICEGOWHERE PTE. LTD. (uen: 201421778H)</text:p>
      <text:p text:style-name="P5">unAudited financial statements For the PERIOD ended 30 June 2015</text:p>
      <text:p text:style-name="P1"></text:p>
      <text:p text:style-name="P1">We hereby declare that the following is correct: </text:p>
      <text:p text:style-name="P1"></text:p>
      <text:p text:style-name="P1"><text:s/>(a) <text:span text:style-name="T1">SERVICEGOWHERE PTE. LTD.</text:span> <text:s/>did not engage in any trading activity during the </text:p>
      <text:p text:style-name="P1"><text:s text:c="7"/>period;</text:p>
      <text:p text:style-name="P1"></text:p>
      <text:p text:style-name="P1">(b) <text:span text:style-name="T1">SERVICEGOWHERE PTE. LTD. </text:span>did not maintain any bank account; and</text:p>
      <text:p text:style-name="P1"></text:p>
      <text:p text:style-name="P1">(c) No contract was executed with any parties.</text:p>
      <text:p text:style-name="P1"></text:p>
      <text:p text:style-name="P1"></text:p>
      <text:p text:style-name="P1"></text:p>
      <text:p text:style-name="P1"></text:p>
      <text:p text:style-name="P4">Signed on Behalf of the Board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___ <text:s text:c="16"/><text:tab/></text:p>
      <text:p text:style-name="P1">CHIN MEE NEO PHYLLIS @ REGINA CHIN<text:tab/><text:tab/><text:tab/> <text:s text:c="13"/><text:tab/></text:p>
      <text:p text:style-name="P1">Director</text:p>
      <text:p text:style-name="P1"></text:p>
      <text:p text:style-name="P1">Date:<text:tab/><text:tab/><text:tab/><text:tab/><text:tab/><text:tab/> <text:s text:c="25"/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0:11</meta:creation-date>
    <dc:date>2015-10-31T14:53:32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6" meta:word-count="118" meta:character-count="873" meta:non-whitespace-character-count="647"/>
    <meta:generator>LibreOffice/3.5$Linux_X86_64 LibreOffice_project/350m1$Build-2</meta:generator>
  </office:meta>
</office:document-meta>
</file>